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caf34" officeooo:paragraph-rsid="003ae672"/>
    </style:style>
    <style:style style:name="P8" style:family="paragraph" style:parent-style-name="Standard">
      <style:text-properties officeooo:rsid="002dce3f" officeooo:paragraph-rsid="002dce3f"/>
    </style:style>
    <style:style style:name="P9" style:family="paragraph" style:parent-style-name="Standard">
      <style:text-properties officeooo:rsid="00339184" officeooo:paragraph-rsid="00339184"/>
    </style:style>
    <style:style style:name="P10" style:family="paragraph" style:parent-style-name="Standard">
      <style:text-properties officeooo:rsid="00339184" officeooo:paragraph-rsid="00391e04"/>
    </style:style>
    <style:style style:name="P11" style:family="paragraph" style:parent-style-name="Standard">
      <style:text-properties officeooo:rsid="00339184" officeooo:paragraph-rsid="002dce3f"/>
    </style:style>
    <style:style style:name="P12" style:family="paragraph" style:parent-style-name="Standard">
      <style:text-properties officeooo:rsid="003f5219" officeooo:paragraph-rsid="00353ae6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41b2ee" officeooo:paragraph-rsid="0037004b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2aab4c" officeooo:paragraph-rsid="003ae67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3e79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a xlink:type="simple" xlink:href="https://CODERPROG.COM/LEARN-ALGORITHMS-DATA-STRUCTURES-JAVA/1/2" text:style-name="Internet_20_link" text:visited-style-name="Visited_20_Internet_20_Link"><text:span text:style-name="T6">1/2</text:span></text:a></text:p>
      <text:p text:style-name="P19"/>
      <text:p text:style-name="P7"><text:a xlink:type="simple" xlink:href="https://coderprog.com/javascript-game-development/" text:style-name="Internet_20_link" text:visited-style-name="Visited_20_Internet_20_Link">https://coderprog.com/javascript-game-development/</text:a></text:p>
      <text:p text:style-name="P7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0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7"/>
      <text:p text:style-name="P8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1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4"/>
      <text:p text:style-name="P12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9"/>
      <text:p text:style-name="P15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6:44:25.964013404</dc:date>
    <meta:editing-duration>PT1H17M43S</meta:editing-duration>
    <meta:editing-cycles>30</meta:editing-cycles>
    <meta:document-statistic meta:table-count="0" meta:image-count="0" meta:object-count="0" meta:page-count="1" meta:paragraph-count="16" meta:word-count="17" meta:character-count="882" meta:non-whitespace-character-count="881"/>
  </office:meta>
</office:document-meta>
</file>